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c36d" officeooo:paragraph-rsid="0025c36d"/>
    </style:style>
    <style:style style:name="P2" style:family="paragraph" style:parent-style-name="Standard">
      <style:text-properties officeooo:rsid="003bf9f8" officeooo:paragraph-rsid="004cadeb"/>
    </style:style>
    <style:style style:name="P3" style:family="paragraph" style:parent-style-name="Standard">
      <style:text-properties fo:font-weight="normal" officeooo:rsid="006fbf8a" officeooo:paragraph-rsid="006fbf8a" style:font-weight-asian="normal" style:font-weight-complex="normal"/>
    </style:style>
    <style:style style:name="P4" style:family="paragraph" style:parent-style-name="Standard">
      <style:text-properties fo:font-weight="normal" officeooo:rsid="0070b17e" officeooo:paragraph-rsid="0070b17e" style:font-weight-asian="normal" style:font-weight-complex="normal"/>
    </style:style>
    <style:style style:name="P5" style:family="paragraph" style:parent-style-name="Standard">
      <style:text-properties fo:font-weight="normal" officeooo:rsid="00713681" officeooo:paragraph-rsid="00713681" style:font-weight-asian="normal" style:font-weight-complex="normal"/>
    </style:style>
    <style:style style:name="P6" style:family="paragraph" style:parent-style-name="Standard">
      <style:paragraph-properties fo:break-before="page"/>
      <style:text-properties officeooo:rsid="003bf9f8" officeooo:paragraph-rsid="004cadeb"/>
    </style:style>
    <style:style style:name="P7" style:family="paragraph" style:parent-style-name="Standard">
      <style:text-properties fo:font-weight="normal" officeooo:rsid="006fbf8a" officeooo:paragraph-rsid="0020e82a" style:font-weight-asian="normal" style:font-weight-complex="normal"/>
    </style:style>
    <style:style style:name="P8" style:family="paragraph" style:parent-style-name="Standard">
      <style:text-properties fo:font-weight="normal" officeooo:rsid="00727197" officeooo:paragraph-rsid="00727197" style:font-weight-asian="normal" style:font-weight-complex="normal"/>
    </style:style>
    <style:style style:name="T1" style:family="text">
      <style:text-properties officeooo:rsid="006da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<text:span text:style-name="T1">B</text:span></text:p>
      <text:p text:style-name="P7"/>
      <text:p text:style-name="P8">PID :: 1 <text:s/>TIME :: 0 <text:s/>EVENT :: Process Admitted</text:p>
      <text:p text:style-name="P8">PID :: 3 <text:s/>TIME :: 0 <text:s/>EVENT :: Process Admitted</text:p>
      <text:p text:style-name="P8">PID :: 1 <text:s/>TIME :: 0 <text:s/>EVENT :: CPU started</text:p>
      <text:p text:style-name="P8">PID :: 2 <text:s/>TIME :: 10 <text:s/>EVENT :: Process Admitted</text:p>
      <text:p text:style-name="P8">PID :: 1 <text:s/>TIME :: 10 <text:s/>EVENT :: CPU burst completed<text:tab/></text:p>
      <text:p text:style-name="P8">PID :: 1 <text:s/>TIME :: 10 <text:s/>EVENT :: IO started</text:p>
      <text:p text:style-name="P8">PID :: 2 <text:s/>TIME :: 10 <text:s/>EVENT :: CPU started</text:p>
      <text:p text:style-name="P8">PID :: 2 <text:s/>TIME :: 70 <text:s/>EVENT :: Process promoted to level 3</text:p>
      <text:p text:style-name="P8">PID :: 2 <text:s/>TIME :: 70 <text:s/>EVENT :: CPU burst completed<text:tab/></text:p>
      <text:p text:style-name="P8">PID :: 2 <text:s/>TIME :: 70 <text:s/>EVENT :: IO started</text:p>
      <text:p text:style-name="P8">PID :: 3 <text:s/>TIME :: 70 <text:s/>EVENT :: CPU started</text:p>
      <text:p text:style-name="P8">PID :: 1 <text:s/>TIME :: 90 <text:s/>EVENT :: IO burst completed</text:p>
      <text:p text:style-name="P8">PID :: 3 <text:s/>TIME :: 90 <text:s/>EVENT :: Process pre-empted</text:p>
      <text:p text:style-name="P8">PID :: 1 <text:s/>TIME :: 90 <text:s/>EVENT :: CPU started</text:p>
      <text:p text:style-name="P8">PID :: 1 <text:s/>TIME :: 100 <text:s/>EVENT :: CPU burst completed<text:tab/></text:p>
      <text:p text:style-name="P8">PID :: 1 <text:s/>TIME :: 100 <text:s/>EVENT :: IO started</text:p>
      <text:p text:style-name="P8">PID :: 3 <text:s/>TIME :: 100 <text:s/>EVENT :: CPU started</text:p>
      <text:p text:style-name="P8">PID :: 3 <text:s/>TIME :: 150 <text:s/>EVENT :: Time slice ended</text:p>
      <text:p text:style-name="P8">PID :: 3 <text:s/>TIME :: 150 <text:s/>EVENT :: CPU started</text:p>
      <text:p text:style-name="P8">PID :: 2 <text:s/>TIME :: 160 <text:s/>EVENT :: IO burst completed</text:p>
      <text:p text:style-name="P8">PID :: 3 <text:s/>TIME :: 160 <text:s/>EVENT :: Process pre-empted</text:p>
      <text:p text:style-name="P8">PID :: 2 <text:s/>TIME :: 160 <text:s/>EVENT :: CPU started</text:p>
      <text:p text:style-name="P8">PID :: 1 <text:s/>TIME :: 180 <text:s/>EVENT :: IO burst completed</text:p>
      <text:p text:style-name="P8">PID :: 2 <text:s/>TIME :: 220 <text:s/>EVENT :: CPU burst completed<text:tab/></text:p>
      <text:p text:style-name="P8">PID :: 2 <text:s/>TIME :: 220 <text:s/>EVENT :: IO started</text:p>
      <text:p text:style-name="P8">PID :: 1 <text:s/>TIME :: 220 <text:s/>EVENT :: CPU started</text:p>
      <text:p text:style-name="P8">PID :: 1 <text:s/>TIME :: 240 <text:s/>EVENT :: CPU burst completed<text:tab/></text:p>
      <text:p text:style-name="P8">PID :: 1 <text:s/>TIME :: 240 <text:s/>EVENT :: IO started</text:p>
      <text:p text:style-name="P8">PID :: 3 <text:s/>TIME :: 240 <text:s/>EVENT :: CPU started</text:p>
      <text:p text:style-name="P8">PID :: 3 <text:s/>TIME :: 290 <text:s/>EVENT :: Time slice ended</text:p>
      <text:p text:style-name="P8">PID :: 3 <text:s/>TIME :: 290 <text:s/>EVENT :: CPU started</text:p>
      <text:p text:style-name="P8">PID :: 2 <text:s/>TIME :: 310 <text:s/>EVENT :: IO burst completed</text:p>
      <text:p text:style-name="P8">PID :: 3 <text:s/>TIME :: 310 <text:s/>EVENT :: Process pre-empted</text:p>
      <text:p text:style-name="P8">PID :: 2 <text:s/>TIME :: 310 <text:s/>EVENT :: CPU started</text:p>
      <text:p text:style-name="P8">PID :: 1 <text:s/>TIME :: 330 <text:s/>EVENT :: IO burst completed</text:p>
      <text:p text:style-name="P8">PID :: 1 <text:s/>TIME :: 330 <text:s/>EVENT :: Process terminated</text:p>
      <text:p text:style-name="P8">PID :: 3 <text:s/>TIME :: 330 <text:s/>EVENT :: CPU started</text:p>
      <text:p text:style-name="P8">PID :: 3 <text:s/>TIME :: 350 <text:s/>EVENT :: Process promoted to level 2</text:p>
      <text:p text:style-name="P8">PID :: 3 <text:s/>TIME :: 350 <text:s/>EVENT :: CPU burst completed<text:tab/></text:p>
      <text:p text:style-name="P8">PID :: 3 <text:s/>TIME :: 350 <text:s/>EVENT :: IO started</text:p>
      <text:p text:style-name="P8">PID :: 2 <text:s/>TIME :: 370 <text:s/>EVENT :: CPU burst completed<text:tab/></text:p>
      <text:p text:style-name="P8">PID :: 2 <text:s/>TIME :: 370 <text:s/>EVENT :: IO started</text:p>
      <text:p text:style-name="P8">PID :: 3 <text:s/>TIME :: 380 <text:s/>EVENT :: IO burst completed</text:p>
      <text:p text:style-name="P8">PID :: 3 <text:s/>TIME :: 380 <text:s/>EVENT :: CPU started</text:p>
      <text:p text:style-name="P8">PID :: 2 <text:s/>TIME :: 460 <text:s/>EVENT :: IO burst completed</text:p>
      <text:p text:style-name="P8">PID :: 3 <text:s/>TIME :: 460 <text:s/>EVENT :: Process pre-empted</text:p>
      <text:p text:style-name="P8">PID :: 2 <text:s/>TIME :: 460 <text:s/>EVENT :: CPU started</text:p>
      <text:p text:style-name="P8">PID :: 2 <text:s/>TIME :: 500 <text:s/>EVENT :: CPU burst completed<text:tab/></text:p>
      <text:p text:style-name="P8">PID :: 2 <text:s/>TIME :: 500 <text:s/>EVENT :: IO started</text:p>
      <text:p text:style-name="P8">PID :: 3 <text:s/>TIME :: 500 <text:s/>EVENT :: CPU started</text:p>
      <text:p text:style-name="P8"><text:soft-page-break/>PID :: 2 <text:s/>TIME :: 580 <text:s/>EVENT :: IO burst completed</text:p>
      <text:p text:style-name="P8">PID :: 3 <text:s/>TIME :: 580 <text:s/>EVENT :: Process pre-empted</text:p>
      <text:p text:style-name="P8">PID :: 2 <text:s/>TIME :: 580 <text:s/>EVENT :: CPU started</text:p>
      <text:p text:style-name="P8">PID :: 2 <text:s/>TIME :: 620 <text:s/>EVENT :: CPU burst completed<text:tab/></text:p>
      <text:p text:style-name="P8">PID :: 2 <text:s/>TIME :: 620 <text:s/>EVENT :: IO started</text:p>
      <text:p text:style-name="P8">PID :: 3 <text:s/>TIME :: 620 <text:s/>EVENT :: CPU started</text:p>
      <text:p text:style-name="P8">PID :: 3 <text:s/>TIME :: 630 <text:s/>EVENT :: Process promoted to level 3</text:p>
      <text:p text:style-name="P8">PID :: 3 <text:s/>TIME :: 630 <text:s/>EVENT :: CPU burst completed<text:tab/></text:p>
      <text:p text:style-name="P8">PID :: 3 <text:s/>TIME :: 630 <text:s/>EVENT :: IO started</text:p>
      <text:p text:style-name="P8">PID :: 3 <text:s/>TIME :: 660 <text:s/>EVENT :: IO burst completed</text:p>
      <text:p text:style-name="P8">PID :: 3 <text:s/>TIME :: 660 <text:s/>EVENT :: CPU started</text:p>
      <text:p text:style-name="P8">PID :: 2 <text:s/>TIME :: 700 <text:s/>EVENT :: IO burst completed</text:p>
      <text:p text:style-name="P8">PID :: 2 <text:s/>TIME :: 700 <text:s/>EVENT :: Process terminated</text:p>
      <text:p text:style-name="P8">PID :: 3 <text:s/>TIME :: 840 <text:s/>EVENT :: CPU burst completed<text:tab/></text:p>
      <text:p text:style-name="P8">PID :: 3 <text:s/>TIME :: 840 <text:s/>EVENT :: IO started</text:p>
      <text:p text:style-name="P8">PID :: 3 <text:s/>TIME :: 840 <text:s/>EVENT :: IO burst completed</text:p>
      <text:p text:style-name="P8">PID :: 3 <text:s/>TIME :: 840 <text:s/>EVENT :: CPU started</text:p>
      <text:p text:style-name="P8">PID :: 3 <text:s/>TIME :: 1020 <text:s/>EVENT :: CPU burst completed<text:tab/></text:p>
      <text:p text:style-name="P8">PID :: 3 <text:s/>TIME :: 1020 <text:s/>EVENT :: IO started</text:p>
      <text:p text:style-name="P8">PID :: 3 <text:s/>TIME :: 1020 <text:s/>EVENT :: IO burst completed</text:p>
      <text:p text:style-name="P8">PID :: 3 <text:s/>TIME :: 1020 <text:s/>EVENT :: Process terminate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2:18:28.778904867</meta:creation-date>
    <meta:generator>LibreOffice/5.1.4.2$Linux_X86_64 LibreOffice_project/10m0$Build-2</meta:generator>
    <dc:date>2017-03-04T20:47:24.274398454</dc:date>
    <meta:editing-duration>PT4H53M1S</meta:editing-duration>
    <meta:editing-cycles>73</meta:editing-cycles>
    <meta:document-statistic meta:table-count="0" meta:image-count="0" meta:object-count="0" meta:page-count="3" meta:paragraph-count="72" meta:word-count="746" meta:character-count="3354" meta:non-whitespace-character-count="2526"/>
  </office:meta>
</office:document-meta>
</file>